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806" officeooo:paragraph-rsid="00171806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156a6f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80" style:font-name="DejaVu Sans Mono" fo:font-size="9pt" fo:font-style="normal" fo:font-weight="bold" officeooo:rsid="00156a6f" style:font-size-asian="9pt" style:font-style-asian="normal" style:font-weight-asian="bold"/>
    </style:style>
    <style:style style:name="T3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6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7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/></text:p>
      <text:p text:style-name="P3"><text:span text:style-name="T2">calculator</text:span></text:p>
      <text:p text:style-name="P3"><text:span text:style-name="T2"/></text:p>
      <text:p text:style-name="P3"><text:span text:style-name="T2"/></text:p>
      <text:p text:style-name="P3"><text:span text:style-name="T1">package </text:span><text:span text:style-name="T3">com.example.sjcet.calculator;</text:span><text:line-break/><text:line-break/><text:span text:style-name="T1">import </text:span><text:span text:style-name="T3">android.content.Intent;</text:span><text:line-break/><text:span text:style-name="T1">import </text:span><text:span text:style-name="T3">android.support.v7.app.AppCompatActivity;</text:span><text:line-break/><text:span text:style-name="T1">import </text:span><text:span text:style-name="T3">android.os.Bundle;</text:span><text:line-break/><text:span text:style-name="T1">import </text:span><text:span text:style-name="T3">android.view.View;</text:span><text:line-break/><text:span text:style-name="T1">import </text:span><text:span text:style-name="T3">android.widget.Button;</text:span><text:line-break/><text:span text:style-name="T1">import </text:span><text:span text:style-name="T3">android.widget.EditText;</text:span><text:line-break/><text:span text:style-name="T1">import </text:span><text:span text:style-name="T3">android.widget.TextView;</text:span><text:line-break/><text:line-break/><text:span text:style-name="T1">import </text:span><text:span text:style-name="T3">java.util.Set;</text:span><text:line-break/><text:line-break/><text:span text:style-name="T1">public class </text:span><text:span text:style-name="T3">MainActivity </text:span><text:span text:style-name="T1">extends </text:span><text:span text:style-name="T3">AppCompatActivity {</text:span><text:line-break/><text:span text:style-name="T3"> <text:s text:c="3"/>EditText </text:span><text:span text:style-name="T5">num1</text:span><text:span text:style-name="T3">,</text:span><text:span text:style-name="T5">num2</text:span><text:span text:style-name="T3">;</text:span><text:line-break/><text:span text:style-name="T3"> <text:s text:c="3"/>TextView </text:span><text:span text:style-name="T5">t</text:span><text:span text:style-name="T3">;</text:span><text:line-break/><text:span text:style-name="T3"> <text:s text:c="3"/>Button </text:span><text:span text:style-name="T5">add</text:span><text:span text:style-name="T3">,</text:span><text:span text:style-name="T5">sub</text:span><text:span text:style-name="T3">,</text:span><text:span text:style-name="T5">mul</text:span><text:span text:style-name="T3">,</text:span><text:span text:style-name="T5">div</text:span><text:span text:style-name="T3">,</text:span><text:span text:style-name="T5">equal</text:span><text:span text:style-name="T3">;</text:span><text:line-break/><text:line-break/><text:span text:style-name="T3"> <text:s text:c="3"/></text:span><text:span text:style-name="T7">@Override</text:span><text:line-break/><text:span text:style-name="T7"> <text:s text:c="3"/></text:span><text:span text:style-name="T1">protected void </text:span><text:span text:style-name="T3">onCreate(Bundle savedInstanceState) {</text:span><text:line-break/><text:span text:style-name="T3"> <text:s text:c="7"/></text:span><text:span text:style-name="T1">super</text:span><text:span text:style-name="T3">.onCreate(savedInstanceState);</text:span><text:line-break/><text:span text:style-name="T3"> <text:s text:c="7"/>setContentView(R.layout.</text:span><text:span text:style-name="T6">activity_main</text:span><text:span text:style-name="T3">);</text:span><text:line-break/><text:span text:style-name="T3"> <text:s text:c="7"/></text:span><text:span text:style-name="T5">num1</text:span><text:span text:style-name="T3">=findViewById(num);</text:span><text:line-break/><text:span text:style-name="T3"> <text:s text:c="7"/></text:span><text:span text:style-name="T5">num2</text:span><text:span text:style-name="T3">=findViewById(num);</text:span><text:line-break/><text:span text:style-name="T3"> <text:s text:c="7"/>Bt1=findViewById(addition);</text:span><text:line-break/><text:span text:style-name="T3"> <text:s text:c="7"/>Bt2=findViewById(substraction);</text:span><text:line-break/><text:span text:style-name="T3"> <text:s text:c="7"/>Bt3=findViewById(multiplication);</text:span><text:line-break/><text:span text:style-name="T3"> <text:s text:c="7"/>Bt4=findViewById(division);</text:span><text:line-break/><text:span text:style-name="T3"> <text:s text:c="7"/>Bt5=findViewById(eq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3">add(View view){</text:span><text:line-break/><text:span text:style-name="T3"> <text:s text:c="7"/></text:span><text:span text:style-name="T5">num1</text:span><text:span text:style-name="T3">=(EditText) findViewById(e1);</text:span><text:line-break/><text:span text:style-name="T3"> <text:s text:c="7"/></text:span><text:span text:style-name="T5">num2</text:span><text:span text:style-name="T3">=(EditText)findViewById(e2);</text:span><text:line-break/><text:span text:style-name="T3"> <text:s text:c="7"/></text:span><text:span text:style-name="T5">t</text:span><text:span text:style-name="T3">=(TextView)findViewById(t1);</text:span><text:line-break/><text:span text:style-name="T3"> <text:s text:c="7"/>String s1=</text:span><text:span text:style-name="T5">num1</text:span><text:span text:style-name="T3">.getText().toString();</text:span><text:line-break/><text:span text:style-name="T3"> <text:s text:c="7"/>String s2=</text:span><text:span text:style-name="T5">num2</text:span><text:span text:style-name="T3">.getText().toString();</text:span><text:line-break/><text:span text:style-name="T3"> <text:s text:c="7"/>ed1=Integer.</text:span><text:span text:style-name="T4">parseInt</text:span><text:span text:style-name="T3">(s1);</text:span><text:line-break/><text:span text:style-name="T3"> <text:s text:c="7"/>ed2=Integer.</text:span><text:span text:style-name="T4">parseInt</text:span><text:span text:style-name="T3">(s2);</text:span><text:line-break/><text:span text:style-name="T3"> <text:s text:c="7"/></text:span><text:span text:style-name="T1">int </text:span><text:span text:style-name="T3">sum=ed1+ed2;</text:span><text:line-break/><text:span text:style-name="T3"> <text:s text:c="7"/></text:span><text:span text:style-name="T5">t</text:span><text:span text:style-name="T3">.setText(Intent.toString(sum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3">sub(View view){</text:span><text:line-break/><text:span text:style-name="T3"> <text:s text:c="7"/></text:span><text:span text:style-name="T5">num1</text:span><text:span text:style-name="T3">=(EditText) findViewById(e1);</text:span><text:line-break/><text:span text:style-name="T3"> <text:s text:c="7"/></text:span><text:span text:style-name="T5">num2</text:span><text:span text:style-name="T3">=(EditText) findViewById(e2);</text:span><text:line-break/><text:span text:style-name="T3"> <text:s text:c="7"/></text:span><text:span text:style-name="T5">t</text:span><text:span text:style-name="T3">=(TextView)findViewById(t1);</text:span><text:line-break/><text:span text:style-name="T3"> <text:s text:c="7"/></text:span><text:span text:style-name="T1">int </text:span><text:span text:style-name="T3">sum=t1-t2;</text:span><text:line-break/><text:span text:style-name="T3"> <text:s text:c="3"/>}</text:span><text:line-break/><text:span text:style-name="T3"> <text:s text:c="3"/></text:span><text:span text:style-name="T1">public void </text:span><text:span text:style-name="T3">setMul(View view){</text:span><text:line-break/><text:span text:style-name="T3"> <text:s text:c="7"/></text:span><text:span text:style-name="T5">num1</text:span><text:span text:style-name="T3">=(EditText) findViewById(e1);</text:span><text:line-break/><text:span text:style-name="T3"> <text:s text:c="7"/></text:span><text:span text:style-name="T5">num2</text:span><text:span text:style-name="T3">=(EditText) findViewById(e2);</text:span><text:line-break/><text:span text:style-name="T3"> <text:s text:c="7"/></text:span><text:span text:style-name="T5">t</text:span><text:span text:style-name="T3">=(TextView)findViewById(t1);</text:span><text:line-break/><text:span text:style-name="T3"> <text:s text:c="7"/></text:span><text:span text:style-name="T1">int </text:span><text:span text:style-name="T3">sum=t1*t2;</text:span><text:line-break/><text:span text:style-name="T3"> <text:s text:c="3"/>}</text:span><text:line-break/><text:span text:style-name="T3"> <text:s text:c="3"/></text:span><text:span text:style-name="T1">public void </text:span><text:span text:style-name="T3">setDiv(View view){</text:span><text:line-break/><text:span text:style-name="T3"> <text:s text:c="7"/></text:span><text:span text:style-name="T5">num1</text:span><text:span text:style-name="T3">=(EditText) findViewById(e1);</text:span><text:line-break/><text:span text:style-name="T3"> <text:s text:c="7"/></text:span><text:span text:style-name="T5">num2</text:span><text:span text:style-name="T3">=(EditText) findViewById(e2);</text:span><text:line-break/><text:span text:style-name="T3"> <text:s text:c="7"/></text:span><text:span text:style-name="T5">t</text:span><text:span text:style-name="T3">=(TextView)findViewById(t1);</text:span><text:line-break/><text:span text:style-name="T3"> <text:s text:c="7"/></text:span><text:span text:style-name="T1">int </text:span><text:span text:style-name="T3">sum=t1/t2;</text:span><text:line-break/><text:span text:style-name="T3"> <text:s text:c="3"/>}</text:span><text:line-break/><text:span text:style-name="T3">}</text:span><text:line-break/></text:p>
      <text:p text:style-name="P1"><text:soft-page-break/></text:p>
      <text:p text:style-name="P1">context program</text:p>
      <text:p text:style-name="P1"/>
      <text:p text:style-name="P1"><text:span text:style-name="T1">package </text:span><text:span text:style-name="T3">com.example.sjcet.context;</text:span><text:line-break/><text:line-break/><text:span text:style-name="T1">import </text:span><text:span text:style-name="T3">android.support.v7.app.AppCompatActivity;</text:span><text:line-break/><text:span text:style-name="T1">import </text:span><text:span text:style-name="T3">android.os.Bundle;</text:span><text:line-break/><text:span text:style-name="T1">import </text:span><text:span text:style-name="T3">android.widget.TextView;</text:span><text:line-break/><text:line-break/><text:span text:style-name="T1">public class </text:span><text:span text:style-name="T3">MainActivity </text:span><text:span text:style-name="T1">extends </text:span><text:span text:style-name="T3">AppCompatActivity {</text:span><text:line-break/><text:span text:style-name="T3"> <text:s text:c="3"/>TextView </text:span><text:span text:style-name="T5">ajay</text:span><text:span text:style-name="T3">,</text:span><text:span text:style-name="T5">sachin</text:span><text:span text:style-name="T3">,</text:span><text:span text:style-name="T5">sumith</text:span><text:span text:style-name="T3">,</text:span><text:span text:style-name="T5">tarun</text:span><text:span text:style-name="T3">,</text:span><text:span text:style-name="T5">yogesh</text:span><text:span text:style-name="T3">;</text:span><text:line-break/><text:line-break/><text:span text:style-name="T3"> <text:s text:c="3"/></text:span><text:span text:style-name="T7">@Override</text:span><text:line-break/><text:span text:style-name="T7"> <text:s text:c="3"/></text:span><text:span text:style-name="T1">protected void </text:span><text:span text:style-name="T3">onCreate(Bundle savedInstanceState) {</text:span><text:line-break/><text:span text:style-name="T3"> <text:s text:c="7"/></text:span><text:span text:style-name="T1">super</text:span><text:span text:style-name="T3">.onCreate(savedInstanceState);</text:span><text:line-break/><text:span text:style-name="T3"> <text:s text:c="7"/>setContentView(R.layout.</text:span><text:span text:style-name="T6">activity_main</text:span><text:span text:style-name="T3">);</text:span><text:line-break/><text:span text:style-name="T3"> <text:s text:c="7"/>tv1=(TextView)findViewById(R.id.tv1);</text:span><text:line-break/><text:span text:style-name="T3"> <text:s text:c="7"/>tv2=(TextView)findViewById(R.id.tv2);</text:span><text:line-break/><text:span text:style-name="T3"> <text:s text:c="7"/>tv3=(TextView)findViewById(R.id.tv3);</text:span><text:line-break/><text:span text:style-name="T3"> <text:s text:c="7"/>tv4=(TextView)findViewById(R.id.tv4);</text:span><text:line-break/><text:span text:style-name="T3"> <text:s text:c="7"/>tv5=(TextView)findViewById(R.id.tv5);</text:span><text:line-break/><text:line-break/><text:span text:style-name="T3"> <text:s text:c="3"/>}</text:span><text:line-break/><text:span text:style-name="T3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2:38:49.844908146</meta:creation-date>
    <dc:date>2023-01-06T12:41:21.950481747</dc:date>
    <meta:editing-duration>PT2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" meta:word-count="135" meta:character-count="2449" meta:non-whitespace-character-count="1938"/>
  </office:meta>
</office:document-meta>
</file>